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style:line-height-at-least="0.2361in"/>
      <style:text-properties style:font-name="Times" fo:font-size="12.0pt" fo:color="#000000" fo:background-color="#868686"/>
    </style:style>
    <style:style style:name="P6" style:family="paragraph" style:parent-style-name="Standard">
      <style:paragraph-properties fo:margin-bottom="0.1667in" style:line-height-at-least="0.2361in"/>
      <style:text-properties style:font-name="LiSong Pro Light" fo:font-size="12.0pt" fo:color="#000000" fo:background-color="#ececec"/>
    </style:style>
    <style:style style:name="P7" style:family="paragraph" style:parent-style-name="Standard">
      <style:paragraph-properties fo:margin-bottom="0.1667in" style:line-height-at-least="0.2361in"/>
      <style:text-properties style:font-name="LiSong Pro Light" fo:font-size="12.0pt" fo:color="#000000" fo:background-color="#e0e0e0"/>
    </style:style>
    <style:style style:name="T1" style:family="text">
      <style:text-properties fo:color="#052726"/>
    </style:style>
    <style:style style:name="T2" style:family="text">
      <style:text-properties style:font-name="LiSong Pro Light" fo:letter-spacing="0.0000in"/>
    </style:style>
    <style:style style:name="T3" style:family="text">
      <style:text-properties fo:letter-spacing="0.0000in"/>
    </style:style>
    <style:style style:name="T4" style:family="text">
      <style:text-properties fo:letter-spacing="0.0000in" fo:color="#032726"/>
    </style:style>
    <style:style style:name="T5" style:family="text">
      <style:text-properties style:font-name="Times" fo:letter-spacing="0.0000in"/>
    </style:style>
    <style:style style:name="TableColumn1" style:family="table-column">
      <style:table-column-properties style:column-width="3.4625in" style:rel-column-width="32767*"/>
    </style:style>
  </office:automatic-styles>
  <office:body>
    <office:text>
      <text:p text:style-name="P1"/>
      <text:p text:style-name="P2">葉小慧   |  2020.01.06 02:22   |   <text:a xlink:type="simple" xlink:href="http://palinfo.habago.org/Entry?Command=Information_PrintForum&amp;iPage=1#FORUM38358"><text:span text:style-name="T1">#</text:span></text:a></text:p>
      <text:p text:style-name="P3">前幾天掃到一篇關於美國媒體涉香港報導的雙標新聞，感到相當難得，但因為中文來源是橙訊，覺得需要再做追蹤原始文章出處，目前找到新蘇黎世報NZZ的原始版本： <text:line-break/><text:line-break/>«New York Times» und CNN berichten tendenziös über die Aufstände in Hongkong: Woher rührt die Doppelmoral amerikanischer Medien? <text:line-break/><text:line-break/>Matthias Müller, Peking <text:line-break/><text:line-break/>28.12.2019, 05.30 Uhr <text:line-break/><text:line-break/>https://www.nzz.ch/…/die-doppelmoral-der-amerikanischen-med… <text:line-break/><text:line-break/>---- <text:line-break/>[中文版本 by 橙訊] <text:line-break/><text:line-break/>瑞士主流媒體引大量數據　揭美國媒體在涉香港報導上嚴重「雙標」 <text:line-break/>http://www.orangenews.hk/…/system/2020/01/03/010135857.shtml <text:line-break/><text:line-break/>2020-01-03 12:39 <text:line-break/><text:line-break/>瑞士主流媒體引大量數據　揭美國媒體在涉香港報導上嚴重「雙標」 <text:line-break/><text:line-break/>【橙訊】瑞士主流媒體《新蘇黎世報》近日刊發駐華記者馬蒂亞斯·穆勒題為《美國媒體在涉香港報導上的尷尬》的文章，引用大量資料和觀點批評美國及西方媒體在涉港報導中採用雙重標準，高度扭曲、偏離事實，嚴重政治化，背離媒體使命。 <text:line-break/><text:line-break/>一、美國及西方媒體在涉港報導和對其它國家報導呈明顯兩面性。 <text:line-break/><text:line-break/>一是體現在報導數量上。Fair.org對CNN和《紐約時報》進行的調查顯示，上述兩家媒體對香港的報導數量、密集程度遠高於對同樣動盪的智利、厄瓜多爾、海地等地，而顯然上述國家在過去幾周的傷亡人數和被捕者人數明顯更多，事態也更加嚴重。 <text:line-break/><text:line-break/>截止11月22日，兩家媒體共刊發737篇涉港報導，36篇涉智利報導、28篇涉海地報導、12篇涉厄瓜多爾報導。報導的絕對數量某種程度上暗示了其扭曲程度。 <text:line-break/><text:line-break/>二是體現在報導基調上。研究顯示，10月份香港暴力升級以來，CNN和《紐約時報》仍堅持以「民主抗議者」稱呼上街示威的人，但對智利和厄瓜多爾的示威者則稱為「暴亂分子」、「縱火者」、「匪徒」，顯示兩群人做同一件事，報導卻不是一回事。 <text:line-break/><text:line-break/>二、以《紐約時報》和CNN為首的西方知名媒體在涉港報導上高度扭曲、偏離事實。 <text:line-break/><text:line-break/>在上述兩個媒體高度片面關注香港警方「暴力鎮壓」時，被暴力示威者打死的70歲老人在兩家媒體看來卻是不值一提的小事。暴力示威者用弓箭襲警一事在《紐約時報》的報導中被輕描淡寫成「警察被箭頭所傷，原因是示威者試圖反抗暴力鎮壓的警方」。 <text:line-break/><text:line-break/>據fair.org調查顯示，CNN的報導畫面中出現的示威者自製的炸彈與2013年波士頓馬拉松恐襲事件中造成大量人員死傷的炸彈威力相當，甚至更大。但CNN對這些無節制使用暴力的證據視而不見，依然將其美化為「民主抗議人士」，嚴重偏離事實。 <text:line-break/><text:line-break/>三、號稱「客觀獨立」的美媒實則嚴重「政治化」。 <text:line-break/><text:line-break/>美媒對於有無外國實力介入香港局勢的報導顯示了涉港報導被毒化。對美國保持理智的西方外交官普遍認為，從美國過去在智利、伊拉克、尼加拉瓜及其他地區的動作看，此次美國極有可能插手了香港局勢。但如果與美國記者探討這一點，他們會堅決否認。因為美國支持厄瓜多爾政府，當地暴亂在他們看來是委內瑞拉總統馬杜羅惡意干預的結果，美國的盟友是神聖不可侵犯的。 <text:line-break/><text:line-break/>四、知名美媒雙標報導的原因或許僅僅因為他們與香港暴力示威者有共同的「敵人」，即崛起中的中國。所以為香港暴力分子辯護已寫入美國媒體的基因中。 <text:line-break/><text:line-break/>五、目前美西方媒體的報導方式已背離媒體使命。 <text:line-break/><text:line-break/>《紐約時報》和CNN以及其他西方媒體上述此類雙標的報導只會幫倒忙，媒體原本的使命應該是與各方保持距離、批判性地報導，指出真正的問題，而不是現在這樣。 <text:line-break/><text:line-break/>責編：CW</text:p>
      <text:p text:style-name="P2">陳真   |  2020.01.06 01:57   |   <text:a xlink:type="simple" xlink:href="http://palinfo.habago.org/Entry?Command=Information_PrintForum&amp;iPage=1#FORUM38357"><text:span text:style-name="T1">#</text:span></text:a></text:p>
      <text:p text:style-name="P4">我從美國身上看到一個 "成功" 要素就是 "絕對理性"，或者說 "完全的利害取向"，簡單說就是絕不允許一絲無謂情感或一絲道德考量的影響，完全在利害方面做分析，完全目的取向，完全不擇手段。 <text:line-break/><text:line-break/>當他把你當成狗，你究竟扮演哪一種狗，還是有區別；根據不同的目的與情境，就有不同的考量。但有一點不能允許的就是自由意志。狗是絕對不允許有任何違逆主人命令的自由意志的。任何企圖抗命者，絕對會遭到懲罰或消滅，例如伊拉克的海珊。 <text:line-break/><text:line-break/>另外，常有人問我韓國瑜到底會不會贏？其實我也不知道。在這一點上，我不會比大家更高明。往後六天，若無其它奧步出現，我自己是估計他將可贏至少五十萬票。與其說是估計，不如說是憑感覺猜測。 <text:line-break/><text:line-break/>但我也不是完全沒有根據。比方說，你從綠營的抹黑程度之頻繁與無所不用其極以及美方的黑韓鬼話不斷，就可以知道：韓勝選的可能性是大幅存在的。倘若毫無勝選可能，綠營不可能那麼緊張，不可能抹黑成那樣子，就比方說一個巨人跟小孩打架，肯定是穩贏的。這時候，巨人會緊張得每天上健身房或處心積慮想給這小孩下毒嗎？ <text:line-break/><text:line-break/>我唯一沒有把握的是我不知道美國及這些綠色人渣會再搞出什麼奧步。很難想像人渣歹徒們會束手就擒，這向來不是他們的作風。不管誰勝誰負，歷史都得翻到下一章，台灣恐怕很難有太平日了。</text:p>
      <text:p text:style-name="P2">陳真   |  2020.01.06 01:08   |   <text:a xlink:type="simple" xlink:href="http://palinfo.habago.org/Entry?Command=Information_PrintForum&amp;iPage=1#FORUM38356"><text:span text:style-name="T1">#</text:span></text:a></text:p>
      <text:p text:style-name="P3">聲援阿桑吉站樁記實 (六) <text:line-break/><text:line-break/>陳真 <text:line-break/>2020. 01. 04. <text:line-break/><text:line-break/><text:line-break/>今天依舊來到 AIT 靜站，遠遠就看到一堆警察，把小慧和良哲及智巽圍住。他們早到，所以就先站了。 <text:line-break/><text:line-break/>我方人員這回有11人，警方這回派出二十幾個，比上回少一些，而且是一些生面孔，反應上似乎比較緊張一些。 <text:line-break/><text:line-break/>AIT 最近發表了一堆黑鷹鬼話，而且竟然還降半旗，所謂「司馬昭之心，路人皆知」，但在島內，司馬昭之心卻少有人知。 <text:line-break/><text:line-break/>我這回注意到 AIT 前面的那條馬路，似乎可通向後面巷弄的民宅。也就是說，任何人都有權通過這條馬路；即便它被劃為禁制區，但禁止的是三人以上的集會遊行，而不是禁止某一個人通過，就好像你不能跑到總統府前面集會遊行，但任何一個人都可以自由通過總統府的所在位置--重慶南路一段。 <text:line-break/><text:line-break/>但你知道嗎？今天靜站時，我一個人想走進這條馬路看看它通往何處時，十幾名警察馬上把我擋住，不准我通過。很荒唐吧？萬一我家就住在馬路的另一頭，我就不用回家了是嗎？還是我應該搭直升機穿越這條馬路？ <text:line-break/><text:line-break/>我想說的是，所謂什麼民主自由，其實都只是一種說詞，缺乏一致性的實質內涵。我明明有權力做的事，警方卻硬是要違法阻擋我去做，連通過一條大家都可以通過的馬路都不行，這叫做民主自由嗎？我當然不怪這些警察，畢竟他們只是聽命辦事。 <text:line-break/><text:line-break/>這幾次來到台灣真正的「總統府」--AIT 靜站，讓我有個很深的感慨就是，這裏就像個戒備森嚴的宮廷，氣氛肅殺，就連巴勒網這麼溫和的一種抗議方式，依舊讓他們如臨大敵。我看，就算是重慶南路一段122號那個冒牌的「總統府」都沒有戒備得這麼森嚴。 <text:line-break/><text:line-break/>靜站後，我問大家說，下個月阿桑吉就要開庭審理引渡問題，我們的靜站要不要再稍微強硬一點、以身試法？比方說參與者不再分成兩群，而是所有人全部集結在 AIT 圍牆前或其入口，決心讓警方逮捕？大部份的人的意思似乎是傾向不要這樣做。 <text:line-break/><text:line-break/>我回來和學姐商量，她也不贊成以身試法 (事實上，我們現在已經全員都在所謂禁制區內)。至於我自己，原本為了阿桑吉，想說下回再犯一次法，後來想想也就算了。基本上，除非大部份人同意，否則我們仍然還是就依照原來的分區靜站之溫和方式進行，不演說，不喊口號，不做其它任何動作。但我依然還是有點想不開，阿桑吉就要這樣畫下句點了嗎？他是為了公義而受難不是嗎？世人卻默然袖手旁觀。 <text:line-break/><text:line-break/>我其實也不希望看到我們之中有人被捕，雖然集遊法刑責不重，但總是會影響工作，影響家庭。因此，我只能希望在下個月阿桑吉受審之際，能夠有更多人來參加。我們的牌子似乎有點不太夠用，萬一牌子不夠，就請盡量穿印有阿桑吉的衣服來。</text:p>
      <text:p text:style-name="P2">怡靜   |  2020.01.06 01:01   |   <text:a xlink:type="simple" xlink:href="http://palinfo.habago.org/Entry?Command=Information_PrintForum&amp;iPage=1#FORUM38355"><text:span text:style-name="T1">#</text:span></text:a></text:p>
      <text:p text:style-name="P4">同場加映 <text:line-break/>今天剛好花了點時間把王孟源這段訪談看完 <text:line-break/>受訪時間是2017/9/6 ，有興趣的朋友可以看看。 <text:line-break/>https://youtu.be/CCklFNmVewk <text:line-break/>當台灣被統一</text:p>
      <text:p text:style-name="P2">政信   |  2020.01.06 00:20   |   <text:a xlink:type="simple" xlink:href="http://palinfo.habago.org/Entry?Command=Information_PrintForum&amp;iPage=1#FORUM38354"><text:span text:style-name="T1">#</text:span></text:a></text:p>
      <text:p text:style-name="P3">對於台美關係我覺得有個形容詞用得很好，叫做「frenemy」意思即亦敵亦友，過去幾十年來台灣的經濟成長也是有賴於美國扶持，但美國也不是真心讓你變得很強大，而是要你成為一個夠稱頭的馬前卒，過去十幾年來我覺得把兩岸跟美中台關係搞得最清楚的就是馬英九，美國人不能得罪要展現友好又不能掏心掏肺，對中國大陸要不斷釋出和解的善意緩和雙方情緒避免衝突升級（顯然美國不願意），對於很多人批評他兩岸關係在和稀泥，我的看法是這樣的，畢竟你做什麼事都有美國人在盯著，你得表現出一定程度的抗敵意志喊喊口號、辦辦活動，64該紀念時就出來紀念一下（馬英九每年都會紀念）把事情交代過去，上面的事情如果沒出來演一演美國智庫又開始寫「台灣傾中將造成balabal失衡，使台灣民煮受創」，演得不認真美國CIA又準備要民主歡樂送了，與其這樣還是演ㄧ演好了。 <text:line-break/><text:line-break/>下面是中科院院長寫的文章，美國人一點都不希望你自己變強大起來，他希望你當狗還要自己買狗糧。 <text:line-break/><text:line-break/>https://udn.com/news/story/10930/4170057</text:p>
      <text:p text:style-name="P2">陳真   |  2020.01.06 00:00   |   <text:a xlink:type="simple" xlink:href="http://palinfo.habago.org/Entry?Command=Information_PrintForum&amp;iPage=1#FORUM38353"><text:span text:style-name="T1">#</text:span></text:a></text:p>
      <text:p text:style-name="P4">卡韓政變 (224)：黑鷹鬼話 <text:line-break/><text:line-break/>陳真 2020. 1. 5. <text:line-break/><text:line-break/><text:line-break/>今天，如果你耗盡身家財產、省吃儉用，花了八百多億買了幾十架號稱全世界最棒的汽車，結果買來之後，一年撞一台，死了好多人；而且更離奇的是，車子還會很神祕地自己跑去撞牆，那麼，你接下來會怎麼做？ <text:line-break/><text:line-break/>應該是去找賣你車子的人算帳不是嗎？第一，對方應鉅額賠償。第二，應該找個第三方來檢查這些車子是否被偷偷安裝了什麼自毀機制，或是車子哪裏有問題。 <text:line-break/><text:line-break/>黑鷹神祕墜機事件就是如此，但是現實發展卻十分荒唐。受害者不但沒有去找黑心廠商 (即美國) 算帳，反而還感謝黑心廠商關心我方之人員傷亡。 <text:line-break/><text:line-break/>黑心廠商的反應也很離奇，它媽的他家居然降半旗「哀悼」，而且對於自己所發明的車子之屢屢神祕墜機 (五年十次失事) 一點反應都沒有，反倒一副胸有成竹。這樣的反應是正常的嗎？你不會覺得奇怪為何自己發明的車子屢屢失事？ <text:line-break/><text:line-break/>然而，當有個正常人說應該委託第三方公正單位調查失事原因時，這個人 (新黨黨主席郁慕明) 卻反而被群起圍攻，說他不愛台灣。 <text:line-break/><text:line-break/>更荒唐的是，買賣雙方事發之後竟然馬上一致影射可能是受害者某個遠親所下的毒手。媽的，這樣的毒手要怎麼下？而且，那位遠親正忙著在全世界做生意，他最怕的就是你家有事，他會有什麼理由來害你？ <text:line-break/><text:line-break/>買賣雙方這樣的一堆離奇反應，你不覺得很奇怪嗎？ </text:p>
      <text:p text:style-name="P2">陳真   |  2020.01.05 23:51   |   <text:a xlink:type="simple" xlink:href="http://palinfo.habago.org/Entry?Command=Information_PrintForum&amp;iPage=1#FORUM38351"><text:span text:style-name="T1">#</text:span></text:a></text:p>
      <text:p text:style-name="P3">美國的對台 A、B計畫 <text:line-break/><text:line-break/>陳真 2019. 01. 05. <text:line-break/><text:line-break/><text:line-break/>同學們，我不太能理解你們是反諷還是當真？若是當真，你們所言，十分荒唐。 <text:line-break/><text:line-break/>台灣不管藍綠，韓國瑜也一樣，全是親美。至於反不反中，走狗程度藍綠有別。藍不反中，也不反共，但是美國主子真要他做什麼，基本上他也不敢說不。 <text:line-break/><text:line-break/>也就是說，藍營身為美國走狗，比較消極與被動，而綠營則是積極為一己私利盤算，積極充當台奸，甚至不惜毀滅台灣。 <text:line-break/><text:line-break/>先舉個例，說明美國的對台方式。比方說，王金平曾斷言美國將會派人把阿扁殺掉，因為扁執政不太聽美國主子的話。王金平的判斷當然是錯的，因為就如阿扁最近所說，「美國哪需要殺我？他只要說一句『阿扁下台』，阿扁就得下台。」 <text:line-break/><text:line-break/>阿扁的說法才是精確無誤的現實描述。不過，王金平的判斷雖然有點失真，但你從這些政治「玩家」(the players) 的口中就能看得出來這樣一個基本事實，亦即： <text:line-break/><text:line-break/>不管藍綠，稍微懂一點台灣政治的人就知道，台灣就是美國的準軍事殖民地。不管藍綠，都得聽命於美國，否則輕則下台或被關 (例如美國抖出阿扁的海外洗錢資料加以懲罰)，重則小命不保。 <text:line-break/><text:line-break/>我想告訴各位的是「準軍事殖民地」的這個「準」字，很快就會被拿掉，進入下一個階段，變成如假包換的「軍事基地」，亦即美國打擊中國大陸的一顆人肉炸彈。 <text:line-break/><text:line-break/>大家有空應該去看看李光耀幾十年來對於中、美、台三方關係發展的看法。李光耀很有遠見，他的幾乎所有斷言都證明了他的高瞻遠矚。如果我沒記錯，他的斷言有三： <text:line-break/><text:line-break/>一，兩岸統一是必然的。李光耀說得對，台灣人如果夠聰明，就應該知道在這個必然的時代進程中如何減少傷害、增加獲利。 <text:line-break/><text:line-break/>二，美國不會為了台灣和中國打仗。 <text:line-break/><text:line-break/>三，中國人的聰慧，將使得美國終將無法打敗中國。 <text:line-break/><text:line-break/>我並不認為這樣一些政治判斷很厲害，我覺得這只是一些再簡單也不過的事實，特別是第一和第二點。但是，重點並不在於美國不可能為台灣打仗 (我也希望千萬不要，因為那只會讓台灣死得更慘，恐怕是毀滅性)，重點乃是在於美國的目的依我看是希望在美國不參戰的情況下兩岸發生慘烈戰爭。 <text:line-break/><text:line-break/>兩岸軍事實力懸殊，就如扁朝時期的國防部副部長林中斌先生所說，台灣抵擋不了解放軍幾十個鐘頭。因此，兩岸「慘烈」戰爭基本上是不太可能發生的；況且中共一定不會希望擴大戰火，不會希望殃及一般人民，方能有利於日後統一。 <text:line-break/><text:line-break/>但是，兩岸「慘烈」戰爭依舊有可能發生，那就是台灣一旦接受美國長期所建議，以大陸人民本身做為軍事攻擊目標以製造最大規模的平民傷亡，這時候很可能就會引起大陸民心的強烈反感而招來慘烈報復。這個可怕後果，恰恰是美國所最渴望發生。 <text:line-break/><text:line-break/>關於這一點研判，你從無數的證據可以看得出來，例如：美國對台的主要掌權者、亦即那些兩手血腥的戰犯人渣及軍火掮客例如Richard Lee Armitage (美國前副國務卿)，還有美國真正掌權的情治軍工複合體 (亦即所謂 Deep State) 所啟動的對中作戰計畫 Committee on the Present Danger:China，以及那些長年鼓吹台灣和大陸拼一死戰的所謂「智庫」例如「2049計畫研究所」等等等，你就能知道中美鬥爭關係中美國對於台灣的定位與盤算。 <text:line-break/><text:line-break/>如果兩岸發生比方說數十萬甚至數百萬人死亡的慘烈戰爭，美國一定高興死了，因為那意味著中國之2049 年「全面復興計畫」或是2025的「中國製造」以及深具戰略意義的「一帶一路」等等等，全都將會被摧毀或長期延宕或導致整個國力倒退。 <text:line-break/><text:line-break/>以上就是美國的對台 A 計畫。 <text:line-break/><text:line-break/>退而求其次，美國的B計畫則是希望台灣可以變成中國的一個長期動亂地區，因此絕對會繼續在島內培植仇中反華勢力，並給予武裝與訓練，發動恐怖攻擊或暴亂，就如同美國半個多世紀來在全世界各個敵對國家或所欲侵略之國家境內所培植的無數所謂「追求民主」之極右「武裝反抗勢力」所策動之顛覆與動亂活動。 <text:line-break/><text:line-break/>台灣最好不要傻傻地變成美國人傷害中國大陸的人肉炸彈。如果有一天，很不幸，兩岸情勢發展到武統階段。台灣最好的應對方式就是放棄抵抗，大家照顧好自己的家人，盡量躲好，顧好自身安全，靜待戰爭以一種最小的傷亡迅速結束。 <text:line-break/><text:line-break/>為什麼呢？因為，任何稍有軍事常識的人都知道，兩岸軍力完全不對等，幾天甚至幾小時之內就會結束。既然如此，你何必以毀滅自身為代價去跟對岸戰到所謂「最後一兵一卒」(美國經常歌頌綠營這類所謂「有決心保護台灣」的宣稱。但我絕對可以跟大家保證，兩岸一旦有事，綠營的人會溜得比誰都快，美國也會保護他們的安全，但會努力擴大台灣一般人民的傷亡。) <text:line-break/><text:line-break/>真正保護台灣的方式怎麼會是「戰至最後一兵一卒」，難道你真的會相信像蘇貞昌那類包藏禍心的人渣所說的什麼「拿起掃帚和解放軍拼到一兵一卒」？ <text:line-break/><text:line-break/>而且，千萬千萬千萬不要中了美國人的計，千萬千萬千萬不要以大陸廣大人民做為攻擊目標 (例如美國經常教導台灣應該積極觸犯戰爭罪行，對比方說上海商業鬧區或三峽大壩發動攻擊，藉以製造最大的人命傷亡。)  <text:line-break/><text:line-break/>如果一個人可以用他的一條命做為一種交換，我願意用生命來交換台灣人的覺醒，希望大家能清楚認知自身及下一代的安危禍福，不要自掘墳墓，不要做出親痛仇快之事；務必認清誰才是你的同胞骨肉，誰是萬惡不赦、四處危害全世界、殺害上千萬人、製造數千萬戰爭難民的血腥撒旦惡魔。 <text:line-break/><text:line-break/>我也希望大陸人民與大陸當局能認清一點：台灣人永遠都不應該是你的敵人。自己的同胞再怎麼樣也還是自己的同胞。因為，你要知道，台灣是這麼一個幾乎完全與世界隔絕的封閉小島，美國已經在這島上殖民統治七十幾個年頭，島上能有幾個人有辦法跳脫從小到大的洗腦教育？任何一個大陸人倘若他出生在台灣，在台灣長大，他一樣還是會變成一個親美反中的腦殘。 <text:line-break/><text:line-break/>這樣一些人民，即便腦筋不太清楚，依舊絕對不應該是大陸同胞的敵人。兩岸人民的共同敵人應該是美國，是漢奸，是那些長年以來不惜以傷害台灣做為一種代價來謀取個人私利與權力的台奸。</text:p>
      <text:p text:style-name="P2">程觀   |  2020.01.05 23:06   |   <text:a xlink:type="simple" xlink:href="http://palinfo.habago.org/Entry?Command=Information_PrintForum&amp;iPage=1#FORUM38350"><text:span text:style-name="T1">#</text:span></text:a></text:p>
      <text:p text:style-name="P4">張萬康先生講的我覺得好像蠻有道理的，不過有沒有人能提供正確爾且詳盡的解放軍武力攻台，或是對台的政策，我很想知道如果解放軍真的攻台，他們如何攻擊，或是會採取怎樣的行為，看了太多的資訊都是美方或是台灣人自己的論述，我想知道透明完整的資訊，也好讓年輕人知道到底甚麼樣是真實，雖然講到戰爭，必然是不好的。</text:p>
      <text:p text:style-name="P2">張萬康   |  2020.01.05 20:34   |   <text:a xlink:type="simple" xlink:href="http://palinfo.habago.org/Entry?Command=Information_PrintForum&amp;iPage=1#FORUM38349"><text:span text:style-name="T1">#</text:span></text:a></text:p>
      <text:p text:style-name="P3">急急如律令，投票日倒數中，陳真怎麼還沒發文（敲碗）。其他板友也沒發文。這樣吧，我來發一篇墊檔。我昨天寫的，談話的對象是年輕朋友。寫得有點粗糙，不像文章，見諒。 <text:line-break/>◎ <text:line-break/>最近這幾天伊朗、美國之間發生大事，美國轟炸伊拉克，且伊朗有個全國第二號人物在巴格達機場，美國派無人機突襲，把這人炸死了，伊朗表示絕對報復。此外2019年年底，伊拉克幾個地方也遭受轟炸，伊拉克人包圍美國大使館，美國昨天（2020年1月3日）已宣佈撤僑。2020難保不會發生國際大事，我覺台灣不要搶鋒頭，也不要自認地位多麼重要，這世界上還有其他地區一直都很重要。 <text:line-break/><text:line-break/>我奉勸台灣不必跟美國走太近，保持友好可以，不要成天肉麻的喊我們是盟邦，不然中東國家把我們看成跟美國是「一國的」，弄不好哪天我們被扯進去。日本前幾年就有兩個人捲入，被伊斯蘭國處決。假若以後萬一我們有人被中東反美的激進組織劫持，中國會不會想幫我們去談？會的，一來他們真的想救人給台灣看，二來他們說台灣是中國的、台灣人也是中國人，覺得那些激進組織很不給中國面子。那麼我們政府願不願意他們暗中幫忙？當然還是希望，一如很多遠洋船隻在外面多少也有受中國政府關照，民間不會曉得的，華人之間的出外人彼此幫忙，這很正常（以前索馬利亞海盜常打劫各國船隻，有些台灣的輪船也被扣了，後來怎麼被釋放的？你以為是台灣政府夠力、海盜大發慈悲嗎？吳克泰在回憶錄裡寫了，這些事情是他們暗中去斡旋的）。但是以後在出大事的時候我們的媒體會不會趁機又在大搞反中？不能被中共利用！國格！到時候又是一頭亂。 <text:line-break/><text:line-break/>台灣對國際事務不熟，阿拉伯語的人才有多少？對中東熟悉的人最近殉國一位，我們的參謀總長。台灣反中過頭，很不成熟，很不靈活，台灣人要知道這個世界不是只有中美日。美國跑去搞伊朗、伊拉克是不對的，你是伊拉克和伊朗你贊成美國去他們地盤上鬧嗎？姑且不說對或不對，台灣不要傻傻的跟美國結合。主軸要「中立傾中」，美中兩頭都靠近，但稍稍要偏向中國多一點，這樣對台灣才是安全又有發展。或看時機稍微調整槓桿，但只能稍微，不要愛大剌剌講我們跟美國要好，不然自招麻煩。諸君認為「X漠」計劃的台灣飛行員真的是去當「教官」嗎？很多事情是不能講的。這是我的推測啦，我沒說一定不是當教官。公開不能寫很明白。 <text:line-break/><text:line-break/>台灣政府很幼稚，為了取得政權，放任且煽動青年反中，一點國際視野也沒有。台灣這樣玩自己，早晚會被玩。 <text:line-break/><text:line-break/>我必須奉勸青年朋友們，你不投給韓國瑜可以舉一百個理由，但不要把反中當成理由。這會把台灣害慘的。這是被綠營利用了諸君的熱血。中共真的這麼可怕的話，參謀總長出事，總統為何不趕快進衡山指揮所就戰鬥位置？可見反中是戲，根本不值得當個題目。 <text:line-break/><text:line-break/>又，如果說中共真的很可怕，總統只是忘記進衡山指揮所，或她認為沒必要，這個總統當得也很迷糊吧？你不進衡山也該宣佈全國國軍提高戰備等級，所有放假的士官兵全部緊急召回。她和她身邊的人好像不知道參謀總長的地位？所以說就算反中有理，她的能力也不適任。 <text:line-break/><text:line-break/>今天無論誰當總統，藍綠都一樣，處理方式都要及格，戰備的意思就是全台灣的飛彈暗中對準大陸沿海各大城市，隨時戰鬥機待命起飛。你以為我們只能防禦啊？我們四年前有一枚雄風飛彈從高雄不小心打到澎湖……換言之這枚白目的小飛彈也可以打這麼遠，遭殃的如果不是那艘台灣漁船，那可能就是解放軍的艦艇。我們的軍機沒辦法轟擊大陸沿海？當然可以，這麼近。總長死因不明，迎戰的姿態、架式要做出來。沒事的話兩天後解除戰備。 <text:line-break/><text:line-break/>你說藍營不可能下達最高戰備指令，因為藍營親中，那你真的太年輕了。兩岸廣義上是處在戰爭狀態，藍營怎麼可能不反共。藍營一直反共，只是青年被洗腦成藍營親中賣台。兩岸交流就等於不反共，年輕人信這一套，綠營用二選一的簡化答案來吸票。藍營不但反共，還懂怎麼反共，我相信如果是老宋或韓國瑜當總統，或任何一個藍營的人當總統，參謀總長出事絕對會做出戰備的指示，這是藍營幾十年來軍、政在聯繫上的一整套反共機制套路，他們懂怎麼反應。綠營能有這種處斷力的，可能只有蘇貞昌，但他不是總統。或許郭正亮也有這種洞察，問題是他只能上電視。 <text:line-break/><text:line-break/>今天總長之死如果是中共幹的，藍營在台灣就崩盤了，國民黨就沒有現在也沒有未來。如果是中共幹的，藍營一定會迎戰，不打就不能給台灣人交代。綠營也一樣，兩岸發生戰爭的話，綠營也會迎戰，但他如果不迎戰，綠營選民把綠營寵壞了，我看他們也不會逼迫政府什麼。藍綠會賣台，我不相信，有台灣在，他們藍綠才能貪污，不是嗎？我這一段的意思只是說，綠營也可能賣台，看你要把話怎麼說，如果要懷疑，藍綠都一樣可以被懷疑。你看綠營處理參謀總長罹難的事就可以看出台灣鬧的一切是假的。</text:p>
      <text:p text:style-name="P5"><text:span text:style-name="T2">陳真</text:span><text:span text:style-name="T3"><text:s/>  |  2020.01.04 03:48   |   </text:span><text:a xlink:type="simple" xlink:href="http://palinfo.habago.org/Entry?Command=Information_PrintForum#FORUM38348"><text:span text:style-name="T4">#</text:span></text:a></text:p>
      <text:p text:style-name="P6"><text:span text:style-name="T3">卡韓政變</text:span><text:span text:style-name="T5"><text:s/>(223)</text:span><text:span text:style-name="T3">：黑鷹為何失事？</text:span><text:span text:style-name="T5"><text:line-break/><text:line-break/></text:span><text:span text:style-name="T3">陳真</text:span><text:span text:style-name="T5"><text:s/>2020. 1. 4.<text:line-break/><text:line-break/><text:line-break/></text:span><text:span text:style-name="T3">美國賣給台灣的黑鷹直升機，號稱「直升機界的勞斯萊斯」，一台要價</text:span><text:span text:style-name="T5">14</text:span><text:span text:style-name="T3">億，卻兩年掉兩架，失事率相當高。這不是很奇怪嗎？這可以用「單純意外」來解釋嗎？更奇怪的是為何會剛好發生在這個總統大選的關鍵時間點？</text:span><text:span text:style-name="T5"><text:line-break/><text:line-break/></text:span><text:span text:style-name="T3">過去幾十年從未這麼「愛台灣」的苦苓，這兩年突然變得綠油油。他表示，「很可能會有關於『黑鷹事件』的謠言或是陰謀論出現！」，因此呼籲「政府應第一時間闢謠，檢調要第一時間抓人，萬萬不可輕忽！」</text:span><text:span text:style-name="T5"><text:line-break/><text:line-break/></text:span><text:span text:style-name="T3">若真要第一時間逮人，苦苓這樣的「呼籲」第一個就應被逮，因為這就是在「帶風向」，預設立場認定綠營不會造謠，而是「闢謠者」。這很荒唐，因為二十幾年來，民進黨及綠媒幾乎每天就是抹黑造謠。</text:span><text:span text:style-name="T5"><text:line-break/><text:line-break/></text:span><text:span text:style-name="T3">事發後，一些綠媒馬上把箭頭指向是「中國暗殺」。更卑鄙齷齪的是，</text:span><text:span text:style-name="T5">AIT </text:span><text:span text:style-name="T3">及美國參謀長竟然違反常態，第一時間紛紛發文悼念罹難的參謀總長沈一鳴，說他是「對抗中國威脅的重要人物」！這話是什麼意思，不言可喻。</text:span><text:span text:style-name="T5"><text:line-break/><text:line-break/></text:span><text:span text:style-name="T3">緊接著，美國幾乎所有主流媒體突然如此重視台灣，全都在事發後幾小時內大幅報導。</text:span><text:span text:style-name="T5">AIT </text:span><text:span text:style-name="T3">居然還降半旗！媽的，如果這不是帶風向，什麼是帶風向？</text:span><text:span text:style-name="T5"><text:line-break/><text:line-break/></text:span><text:span text:style-name="T3">如果真要這麼進行政治推論與炒作，那應該把箭頭指向美國暗殺才對，畢竟直升機是美國賣給台灣，誰知道這裏頭有沒有暗藏什麼足以遙控的機關？而且，這樣一件失事事件，對渴望兩岸此時無事的中國大陸根本有害無益，對韓國瑜之選情更是很大傷害，因為韓國瑜在最後這關鍵的幾天將無法順利造勢，選情會降溫。然而，毫無疑問，韓想勝選的主要關鍵就是炒熱選情，提高支持者的投票率。</text:span><text:span text:style-name="T5"><text:line-break/><text:line-break/></text:span><text:span text:style-name="T3">這幾天，整個媒體版面全被黑鷹事件所覆蓋，原本對綠營傷害很大的反滲透法及綠營網軍楊蕙如的一魚兩吃斂財事件等等等，幾乎瞬間被掩蓋，失去議論熱度。誰從這樣一個事件中獲利？當然就是綠營，這下他們更是可以理直氣壯地說反滲透法多麼重要了，很多腦殘一定會相信這套鬼話。</text:span><text:span text:style-name="T5"><text:line-break/><text:line-break/></text:span><text:span text:style-name="T3">各位還記得十一月發生的玻利維亞軍事政變吧？總統莫拉萊斯被美國</text:span><text:span text:style-name="T5"><text:s/>CIA </text:span><text:span text:style-name="T3">所支持的極右派武裝勢力趕下台之前幾天，所搭乘之直升機突然空中故障，機械人為受損，差點喪命。莫拉萊斯認定這是一次暗殺。事實上，美國才是不斷在全世界各地搞暗殺的恐怖主義份子。</text:span><text:span text:style-name="T5"><text:line-break/><text:line-break/></text:span><text:span text:style-name="T3">結論是：</text:span><text:span text:style-name="T5"><text:line-break/><text:line-break/></text:span><text:span text:style-name="T3">一，我並非說這件事就是美國幹的。但是，如果美國和綠營硬要誣賴或影射對岸所為，那麼，依其邏輯，我們更應該把懷疑的箭頭指向美國才對。</text:span><text:span text:style-name="T5"><text:line-break/><text:line-break/></text:span><text:span text:style-name="T3">二，陰謀論通常不足採信，但懷疑論卻往往具有一定的現實基礎。造謠是不對的，但懷疑卻很合理；我不相信政治上會有那麼多「偶然」。</text:span><text:span text:style-name="T5"><text:line-break/><text:line-break/></text:span><text:span text:style-name="T3">三，在這件事情上，如果你可以懷疑那根本無可懷疑的中國大陸，那我們為何不能懷疑那事實上相當可疑而且類似之暗殺前科根本罄竹難書的美國？</text:span></text:p>
      <text:p text:style-name="P5"><text:span text:style-name="T2">阿海</text:span><text:span text:style-name="T3"><text:s/>  |  2020.01.03 18:57   |   </text:span><text:a xlink:type="simple" xlink:href="http://palinfo.habago.org/Entry?Command=Information_PrintForum#FORUM38347"><text:span text:style-name="T4">#</text:span></text:a></text:p>
      <text:p text:style-name="P7"><text:span text:style-name="T3">人渣黨邪惡卑鄙齷齪到了極點。我詞窮了。</text:span></text:p>
      <text:p text:style-name="P2">陳真   |  2020.01.02 12:00   |   <text:a xlink:type="simple" xlink:href="http://palinfo.habago.org/Entry?Command=Information_PrintForum&amp;iPage=1#FORUM38344"><text:span text:style-name="T1">#</text:span></text:a></text:p>
      <text:p text:style-name="P3">卡韓政變 (222)：鬥爭、鬥爭、鬥爭 <text:line-break/><text:line-break/>陳真 2020. 1. 2. <text:line-break/><text:line-break/><text:line-break/>黨外前輩之中，最具有鬥爭觀念的人之一，就是林義雄。他在一片噤若寒蟬的恐怖高壓之中，就以一種誓不兩立的態度攻擊國民黨。 <text:line-break/><text:line-break/>即便是在我參與黨外的八零年代初期，一般人根本不敢批評國民黨，屁都不敢放一個，更不用說更是恐怖高壓的七零年代，林義雄不但開罵，而且還以武裝鬥爭威脅國民黨。他公開說，國民黨根本不是一個合法政府，而是一個叛亂團體。林義雄說他對遊行啦、發傳單啦等等這些行為已經失去興趣，意味著唯有暴力反擊才是正途，並且還說同志們怎麼決定，他就怎麼追隨。 <text:line-break/><text:line-break/>很多人相信，林義雄的剛烈鬥爭態度，直接導致了滅門的報復。 <text:line-break/><text:line-break/>林宅血案後，林義雄被關，被刑求，是所有受刑人之中被刑求得最可怕的一位。出獄後，他遠渡重洋讀書，去美國哈佛、英國劍橋及日本筑波大學，四、五年後返回台灣，鬥爭信念依然沒變。 <text:line-break/><text:line-break/>我記得他講過幾次同一個例子，他說，如果有一頭老虎吃人，把人給叼走拿去啃了，這時候，大家應該做的不是忙著救這個人或那個人，而是應該想辦法給這隻老虎致命一擊。 <text:line-break/><text:line-break/>我講這些，想說的是鬥爭二字，請參閱卡韓系列編號219。用陳明忠的話來講就是反抗。陳明忠說得對，228不是悲情，而是反抗，對貪官污吏欺壓人民的腐敗政權進行鬥爭。 <text:line-break/><text:line-break/>我並不相信武力，我也不是說沒有所謂「受害者」，更不是說不應該協助或聲援任何當事人。我是說，有些人莫名其妙就成為政治犯，但有些人不是，他們就是存心要反抗要反擊要消滅台奸漢奸與貪官污吏；這樣一些人並不是受害者，而是戰士。 <text:line-break/><text:line-break/>你當然可以協助或聲援任何被老虎抓去啃的當事人，但你可別忘了，在聲援一個又一個當事人之餘，最重要的還是伏虎，把老虎打趴，或拔掉虎牙，讓他無法再吃人。 <text:line-break/><text:line-break/>台灣始終有一種甚囂塵上的所謂「和解」或「團結」或什麼「超越藍綠」、「終結政黨惡鬥」的呼聲，這純粹就是自欺欺人，眛於現實。 <text:line-break/><text:line-break/>和解的前提有二： <text:line-break/><text:line-break/>一，對方必須是個基本良善的競爭對手，而不是一大群無惡不作的歹徒。 <text:line-break/><text:line-break/>二，整個政治架構之基本屬性必須是競爭而非鬥爭。問題是，現實並非如此。台灣所面臨的狀況就是被美國軍事殖民，充當攻擊中國大陸的武器與軍事基地，簡單說就是戰場。台灣基本上就是個準軍事戰場。 <text:line-break/><text:line-break/>當敵人炮火猛烈，你卻對敵人說我們要團結？要和解？和不和解當然不是片面一方所能決定，更不是挨打的一方來決定。當一些政客拼命喊和解、和解、和解之時，我想說的卻是鬥爭、鬥爭、鬥爭。 <text:line-break/><text:line-break/>鬥爭所需要的是勇氣和力量，而不是婆婆媽媽跟敵人講道理。敵人比你更會講不是嗎？人渣黨就是講理念講理想的絕世高手不是嗎？民主自由人權法治清廉勤政愛鄉土愛人民以及無數所謂普世價值，講得天花亂墜，所作所為卻完全相反，難道你還真的相信這些人渣真的是在追求這些什麼崇高理想？ <text:line-break/><text:line-break/>說到勇氣，林義雄常引用這幾句佛經： <text:line-break/><text:line-break/>我若向刀山，刀山自摧折。 <text:line-break/>我若向火湯，火湯自消滅。 <text:line-break/>我若向地獄，地獄自枯竭。 <text:line-break/><text:line-break/>人渣黨幾年來倒行逆施，貪贓枉法，完全無法無天，連轉寄立委的記者會影片居然都會被以重罪威脅；連評論一下故宮政策，情治單位都要跑來問話、恐嚇，以各種莫須有的法律威脅；連說幾句金援外交的不是，這樣也犯法，連七十多歲的阿嬤都要抓...荒唐實例成百上千。 <text:line-break/><text:line-break/>現在由美國下令，又來個足以套用在所有人身上的「反滲透法」。難道你還以為這是在跟你講道理、講理念的時候，難道你蠢到還真相信這些人渣與台奸是在「捍衛民主自由與人權」？ <text:line-break/><text:line-break/>面對這無數針對人民所發動的攻擊與鎮壓，你越是害怕，人渣們就越囂張。你不怕他，他就會怕你，他會打打算盤看划不划算。老子說，「民不畏死，奈何以死懼之？」你不怕刀山油鍋，不怕下地獄，這些威嚇工具就會失去效用。</text:p>
      <text:p text:style-name="P2">陳真   |  2020.01.02 11:59   |   <text:a xlink:type="simple" xlink:href="http://palinfo.habago.org/Entry?Command=Information_PrintForum&amp;iPage=1#FORUM38343"><text:span text:style-name="T1">#</text:span></text:a></text:p>
      <text:p text:style-name="P4">卡韓政變 (221)：我就是我的話語 <text:line-break/><text:line-break/>陳真 2020. 01. 02. <text:line-break/><text:line-break/><text:line-break/>在馬丁史柯西斯開罵之前，我不知道什麼是「漫威電影」。去查了一下才知道。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陳真   |  2020.01.02 11:58   |   <text:a xlink:type="simple" xlink:href="http://palinfo.habago.org/Entry?Command=Information_PrintForum&amp;iPage=1#FORUM38342"><text:span text:style-name="T1">#</text:span></text:a></text:p>
      <text:p text:style-name="P3">卡韓政變 (220)：戰士與蒼蠅 <text:line-break/><text:line-break/>陳真 2020. 01. 01. <text:line-break/><text:line-break/>念淨， <text:line-break/><text:line-break/>當我們說腦殘「很可怕」時，意思是說他蠢到嚇死人，而不是我們真的「害怕」他。 <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2">陳真   |  2020.01.02 02:36   |   <text:a xlink:type="simple" xlink:href="http://palinfo.habago.org/Entry?Command=Information_PrintForum&amp;iPage=1#FORUM38338"><text:span text:style-name="T1">#</text:span></text:a></text:p>
      <text:p text:style-name="P3">(續前) <text:line-break/><text:line-break/>在馬丁史柯西斯開罵之前，我不知道什麼是「漫威電影」。去查了一下才知道什麼是「漫威電影」。我只看過一部「變形金剛」，不知道和「鋼鐵人」是否同一部？ <text:line-break/><text:line-break/>看「變形金剛」時，我幾乎是從頭睡到尾，真是難看到爆！卻又頻頻被電影劇烈刺耳的噪音吵醒，短短兩小時，感覺就像一個世紀那麼漫長而難熬。散場時，學姊不斷開罵，說我帶她來看這什麼爛電影。 <text:line-break/><text:line-break/>依照馬丁史柯西斯的說法，這根本不能算是電影，這只是「主題樂園」。馬丁史柯西斯開罵之後，馬上遭來電影界人士和無數觀眾的猛烈砲轟。 <text:line-break/><text:line-break/>《教父》導演法蘭西斯柯波拉跳出來力挺馬丁史柯西斯，甚至加碼開罵說：「我真不知道有誰能夠從這些一模一樣的電影中獲得什麼？馬丁已經很仁慈了，只說它們不是電影，他都還沒說漫威電影多麼令人厭惡，而這就是我要說的。」 <text:line-break/><text:line-break/>馬丁史柯西斯後來幾次出面緩頰，但卻越描越黑。他說： <text:line-break/><text:line-break/>「這些影片之所以無法吸引我，跟個人品味和個性有關。我知道假如自己年輕一些，假如我成熟得晚一些，可能也會對這些影片感到興奮。但我畢竟已經長大，並且形成了對於電影的理解—包括「電影是什麼」以及「它們可能成為什麼」等等問題。這樣的理解，和漫威世界的距離，就像地球和半人馬座阿爾法星系的距離一樣遙遠。」 <text:line-break/><text:line-break/>馬丁史柯西斯接著又說： <text:line-break/><text:line-break/>「如果你告訴我，電影院之所以充斥漫威電影這些東西只是一種供需問題。對此我無法苟同。這是一個先有蛋還是先有雞的問題。如果你只向人們提供同一種東西，而且沒完沒了地只賣一樣的東西，人們當然就想要更多這種東西。」 <text:line-break/><text:line-break/>這意思就是說，一個腦殘，如果整天看什麼PTT或三立、自由、民視、蘋果等等這些政治洗腦文宣，他當然一輩子一直腦殘下去。他應該也看一下巴勒網才對。 <text:line-break/><text:line-break/>馬丁史柯西斯還說到為何漫威電影不是電影。他說，這類電影對於人事物之間的「關係」毫無著墨。 <text:line-break/>我自己沒看過不知道，但以「變形金剛」為例，根本就是亂拍一通，完全就是任意亂搞。那得有多大的耐心才能忍受？ <text:line-break/><text:line-break/>不喜歡我的電影老實話的人，就當做我沒說，我其實不是要談電影，而只是藉馬丁之口，提到「關係」一事。 <text:line-break/><text:line-break/>沿續上一篇留言所說，為何我很厭惡以「霸凌」或「受害」來理解個人的政治經驗？或者應該說，為何我很厭惡以「霸凌」或「受害」這樣一種心態架構來理解「我的」政治經驗？因為那不是「我」和「我的經驗」之間的正確關係。我不但絲毫沒有受害感，而且視之為理所當然；某個意義上來說，那就是我要的後果，或者說，我原本就是自願上刀山、跳油鍋、下地獄，何來受害或霸凌？ <text:line-break/><text:line-break/>1989年四月七日，鄭南榕自焚，五月十九號，詹益樺也接著自焚。隔月，也就是六月的某一天，學姊生日那一天，我接到消息說我叛亂了，案子已經移送高檢署，我等著坐黑牢吧，而學姊則被高中退學。 <text:line-break/><text:line-break/>一些民進黨民代針對我們的案子發起抗爭，但我始終沒有參加。幾位現在依舊在政壇呼風喚雨的綠營大老們 (念在昔日情誼，姑隱其名)，則計劃發起一系列抗爭，打算沿著鄭南榕與詹益樺相繼自焚以及我的叛亂案，擴大抗爭，打擊國民黨。 <text:line-break/><text:line-break/>我能清楚地感覺得出來，這些大老們很興奮，台權會也很「熱烈」地想「聲援」我，當時僅有的兩三家綠媒更是乾脆直接發送假新聞，說我「準備步上鄭、詹二人的腳步，決心自焚」。 <text:line-break/><text:line-break/>我就是為了這件事和「同志們」扯破臉。我一直跟他們說我不需要人家聲援；我本來就是存心要叛亂，面對一個不義政權，我很樂意實踐一個正直公民的叛亂義務；你們不要為了炒作政治效應而把我描述成好像什麼「受害者」似的；我只是履行公民義務，我不是受害者，我很樂意付出代價，你們不要矮化我。 <text:line-break/><text:line-break/>而且，我不是一個信口開河的人。於是我打電話去給某綠媒的高層 (念在昔日情誼，姑隱其名)，我在電話中破口大罵說，你們媒體這樣散播謠言說我準備自焚，藉此進行政治操弄，這完全就是在損害我的人格。因為，我根本從來沒有自焚的一絲念頭或言論，可是，人們看了報紙後，心裏會想說「原來陳真也只是一個說大話而不敢做的人」。 <text:line-break/><text:line-break/>我還威脅那位報社主管說，你們如果再繼續這樣亂寫，信不信我去你們報社門口抗議，指控你們造謠。 <text:line-break/><text:line-break/>說起這些事，我只是想說明「關係」的重要。每個人同他的話語、行為或思想之間，理當有這樣一層屬於「你們」之間的「關係」。適當地理解這層「關係」，你就比較有可能較為適當地理解各種人事物。 <text:line-break/><text:line-break/>林義雄在1990年左右準備返台定居時，一度在黨外圈內盛傳林義雄已經發瘋。自立晚報還曾經對此煞有介事地進行查訪，調查林義雄是否發瘋。很可笑吧？ <text:line-break/><text:line-break/>可是，為何大家會以為他發瘋呢？因為他當時在黨外的地位基本上就跟教父或神明沒兩樣，再加上滅門血案的悲劇，身上能夠炒作的所謂「政治資源」太豐富了，隨便出來選個什麼立委或縣市長肯定高票當選。 <text:line-break/><text:line-break/>但是，林義雄卻連群眾舉著歡迎布條在路邊迎接他的歸來，他都不願意下車和群眾接觸，非常排斥那樣一種傳統政治活動。 <text:line-break/><text:line-break/>我完全能理解他的想法和個性，所以我不會懷疑他發瘋了。他根本不會把坐牢或家破人亡等等這些悲劇當成當時很流行的一句黨外術語，亦即所謂「政治資源」。 <text:line-break/><text:line-break/>相反地，絕大數政治或社運參與者卻滿腦子想著怎麼虛構、捏造或製造所謂「政治資源」，比方說刻意製造衝突，製造事端，以增加自身知名度，並透過更多修辭與文宣，進一步塑造形象，累積所謂「政治資源」。 <text:line-break/><text:line-break/>各位聽懂我在說什麼吧？ <text:line-break/><text:line-break/>維根斯坦有句話說：「一個人不可能說出真理，除非他已經回到家」，亦即他已經「回到真理之中」，「活在真理之中」。齊克果也有類似名言，他說：「世上沒有真理，直到它被我所認知。」 <text:line-break/>大家懂這個意思吧？我可以幾乎毫無困難地說出一加一等於二，不管我跟這道算數式子之間有著什麼「關係」，一加一還是等於二。但除此之外，話語或思維與行為本身，卻不是這樣一種彷彿可以客觀評價與定義的東西；它終究得「黏」在一個「人」或一種「生命」身上。適當理解那個「人」，意味著適當理解這樣一些「關係」，反之亦然。</text:p>
      <text:p text:style-name="P2">張萬康   |  2020.01.01 22:36   |   <text:a xlink:type="simple" xlink:href="http://palinfo.habago.org/Entry?Command=Information_PrintForum&amp;iPage=1#FORUM38337"><text:span text:style-name="T1">#</text:span></text:a></text:p>
      <text:p text:style-name="P4">最近在我家附近的露天飲料店，和兩位老大哥聊政治。兩位都是本省籍，口音都有台式草根的親切感。兩位都很誠懇溫和。 <text:line-break/><text:line-break/>第一位是在反滲透法通過的前兩三天相遇的，他年約六十幾。他的看法是： <text:line-break/><text:line-break/>「台灣的洗腦反中雖然太鬧，但那是第二層次的問題。第一層次是中共真的在滲透台灣，邱毅和吳斯懷就是很明顯的象徵，這樣下去台灣很危險。邱毅還罵台灣耶。我對共產黨有下工夫研究的，中共處心積慮要對台灣下手。我以前是藍的。我覺得美國靠不住，美國出賣台灣四次！我反對台獨。你看韓國瑜上博恩，怎麼可能短時間人氣衝這麼高？我這邊有數據，兩個小時內增加八十萬人。這是不是中共的幽靈帳號在點的呢？我沒說一定是，這是我的合理懷疑。我有個朋友跟中央XX部的XX秘書很熟，他說那天聽他們在講，可能政權不保，在談以後可能要隨部長去職。」 <text:line-break/><text:line-break/>他的意思是，在此風雨飄搖之際，台灣真的很危險，他不得不由藍轉綠。我說不會吧，看來綠營還是佔優勢啊，而且改朝換代去職很正常啊，秘書是部長帶過去的，又不是公務員。他說對。他離去前的最後一句是：「你看我在追劇。」他笑著秀出平板給我看，表示在追陸劇。他的意思可能是他不會被滲透。整個聊天中，他對我談到的看法，都說對，但隨即補上「那是第二層次」、「另一個層次」的問題。他是我遇過口才少見好的人。雖然不苟同他的看法，但他比起網路上的綠營會講，很有一套（所謂套路）。 <text:line-break/><text:line-break/>第二位是今天相遇的。他今年七十歲。他在我身後的一桌跟兩位年約四十多歲的男士暢談政治古今。他兩度談到江南案。我轉頭對他笑了笑，他也對我笑，但示出疑惑，表示我有什麼是的神色？我說我在聽你講古，這本我買過。後來他又談到湖口兵變，講了一陣，我插入談話，說我知道這個，蔣緯國受連累，他說是啊。我說聽說坦克都開出來了。他說，哪有啦！當時我在戰車部隊，早我兩年的學長趕上了這件事，我聽過他們在談。他問我幾歲，我說52，他說你他們（同伴）年紀大。我反問他貴庚，他說：「35！」我說35？他笑說兩個35。我說你看起來很年輕是沒錯。此人元氣十足，確實看起來沒那麼老。過後他們繼續談天，我做我的事，聽到他對同伴說，我建議你們讀一本談易經的書，叫作…… <text:line-break/><text:line-break/>後來我繼續做我的事。他過來跟我講話，他來對我禮貌性打聲招呼，表示他得先離開之意。他打赤腳，這很特別！貌似出身農家，很少看到這種「赤腳大仙」造型的人。我們起先談了幾句，我離題說最近局勢很亂啊。他聽了立刻會意，柔聲諄諄告訴我：「必須要有耐心，兩岸之間有誤解，有分歧，這需要時間化解，中華民族才能融合。在我有生之年還是會期待兩岸和平統一，雖然可能我的歲數看不到的那一天了。」我說：「我看綠營可能還是勝選。」他微笑說：「如果小英執政，那就期待她維持現狀就好，如果韓國瑜當選，兩岸會舒緩。老弟你莫憂心，大家做合理的選擇就好。」 <text:line-break/><text:line-break/>其實我沒有特別露出憂心狀。不過選戰沸沸揚揚，他感覺得出。我猜他自己也是憂國憂民，但自我調適得當。看來確實對易經有點心得。老大哥隨後飄然而去。 </text:p>
      <text:p text:style-name="P2">陳真   |  2020.01.01 20:13   |   <text:a xlink:type="simple" xlink:href="http://palinfo.habago.org/Entry?Command=Information_PrintForum&amp;iPage=1#FORUM38336"><text:span text:style-name="T1">#</text:span></text:a></text:p>
      <text:p text:style-name="P3">念淨， <text:line-break/><text:line-break/>當我們說腦殘「很可怕」時，意思是說他蠢到嚇死人，而不是我們真的「害怕」他。 <text:line-break/><text:line-break/>生平最怕一樣東西，就是蟑螂。黨外時，我很擔心哪天國民黨如果把我抓去，我想我是應該能挺得住各種刑求，但如果拿蟑螂嚇我，我恐怕就得出賣同志了。 <text:line-break/><text:line-break/>我意思是想說，我們和外界任何東西之間的一種「關係」；理解這層關係很重要，但也很不容易，它需要一種詩人般的理解能力。 <text:line-break/><text:line-break/>台灣不管任何時候，學生或年輕人始終就一個樣，不管怎麼改朝換代，永遠是當下主流邪惡勢力的鐵血部隊。以前是舊黨國及蔣家政權的紅衛兵，現在則由藍轉綠，但「衛兵」本質卻始終不變，毫無理想，毫無熱血，毫無分辨基本是非的能力。 <text:line-break/><text:line-break/>當然，進步還是有點進步。或者應該說，時代不一樣，糟蹋人的方式也就不一樣，蔣家年代基本上要比現在肅殺一百萬倍，異議份子就跟過街老鼠一樣，人人喊打，人人瞧不起，生命安危與自由完全朝不保夕。 <text:line-break/><text:line-break/>話說韓國瑜，自然是台灣選舉史上被抹黑糟蹋得最嚴重的一個人，但他畢竟是個公眾人物，他很容易就能為自己澄清，並且會有無數人支持他。這樣一種被抹黑的痛苦，在我看來，如果是1分之痛，那我過去三十幾年所承受的，恐怕就是1000分的折磨與痛苦，而且累及父母妻小，家毀人亡。 <text:line-break/><text:line-break/>1: 1000 <text:line-break/><text:line-break/>為何相差一千倍呢？因為在蔣家年代，在一片藍通通的校園，特別是在南部，更是藍到爆 (現在則是綠到爆)，做為一個「非公眾人物」，國家怎麼抹黑你，你就會被人們認定你就是那樣的人，你根本不可能有一絲絲機會為自己澄清，你又如何可能向全世界澄清？ <text:line-break/><text:line-break/>大學時代，有時候一些人第一次見到我之後，往往會驚呼：「原來陳真是這樣的人而不是那樣」，跟他們所預期的落差太大。為什麼呢？因為抹黑得太離譜了。每次聽到人們這樣的驚呼，我就覺得很無言，似乎只是再一次提醒了我某些難以言喻的痛苦。 <text:line-break/><text:line-break/>即便是現在還是一樣，「非公眾人物」是很可悲的，因為他不會每天出現在螢光幕前，也不會有一堆電視台麥克風每天追著他跑。因此，他所遭受的一切冤屈、誤解和醜化與扭曲，完完全全就只能全數自己一個人吞下，忍受「全世界」對你的誤解與妖魔化。特別是當你隸屬某種封閉的小圈子例如醫界或學界時，你的冤屈會更深沉。 <text:line-break/><text:line-break/>刺蔣的黃文雄消失人間26年，1996年重新出現在台灣時，我透過當時極少數能夠找到他的人之一--陳菊，連絡上黃文雄，幫他辦了一個小型的室內演講。後來有一天，我們幾個人在他家聊天，聊到林義雄的滅門血案。我說，我覺得林義雄所承受的痛苦，比不上任何一個飽受生活折磨根本無人聞問的一般人。 <text:line-break/><text:line-break/>包括黃文雄在內，在場所有人似乎都很不認同我這番話，但我想我說的只是一個事實。一個人，無人聞問、日日夜夜分分秒秒地扛起所有根本不可能被外界所理解的折磨，那才是最難熬的痛苦不是嗎？ <text:line-break/><text:line-break/>我這一生，扣除學術性或概念性的文字，倘若寫過一千萬字「生平」，事實上，百分之九十九點九的痛苦根本沒法寫，根本寫不出來；就算寫得出來，世界上恐怕也沒有幾個人會信，更不用說體會了；就算有人能體會一、二，他也只是遠遠地體會，而非真實的椎心之痛。 <text:line-break/><text:line-break/>詹益樺自焚後，我常不自主會伸手去碰觸瓦斯烈火或是幾百度的烤箱，因為我很想體會我的好朋友究竟在烈火焚身過程中承受了多大的痛苦而死去。我光是用手指讓火烤一下就覺得受不了，更何況全身被烈火吞沒。 <text:line-break/><text:line-break/>當我想到我根本不可能真實體會詹益樺的劇痛之千萬分之一時，我常不免悲從中來，熱淚盈眶。 <text:line-break/><text:line-break/>不知道各位看懂不懂我想說什麼。看不懂就算，只是說說，無須深究。總之，你要知道，生命種種，造化萬千，凡是可見的、可說的、眾人皆知的、鎂光燈環繞的，都不會是多麼可怕可悲之事。 <text:line-break/><text:line-break/>你相信嗎？你在市面上所聽到的詹益樺，跟真實的詹益樺，相差幾百萬光年。真實的詹益樺，遠遠比市面上那個「大」，遠遠比市面上那個「美」，我能略說一、二，卻下不了筆。為什麼呢？因為我沒有那樣的文采，我寫不出微妙事物。 <text:line-break/><text:line-break/>戰士與蒼蠅    <text:line-break/><text:line-break/>說完這些，再看看什麼校園腦殘同學的喊打喊殺或什麼潑熱湯，那根本就稱不上一回事了，哪來什麼「霸凌」？我不去霸凌別人就已經很好了，誰能霸凌我？ <text:line-break/><text:line-break/>應該是魯迅的一個隱喻吧，他講到戰士與蒼蠅。一個死掉的戰士依舊是戰士，但一堆蒼蠅活靈活現，卻還是蒼蠅。一堆蒼蠅很可怕很噁心，但蒼蠅就是蒼蠅，蒼蠅能霸凌戰士嗎？死掉的戰士全身是蛆，一大群，蠕蠕而動很可怕，很噁心，但也只是蛆不是嗎？蛆連頭在哪、尾巴在哪都看不清，面目模糊，牠能霸凌誰呢？此其一。 <text:line-break/><text:line-break/>其次，我很不喜歡什麼政治受害者那類概念。但我知道一個詞有很多種意境，而我所不喜歡的只是它的其中一種，而不是說「受害」或「霸凌」這些詞一定不對或一定不能使用。語言意涵如何，還是得看上下文，看語境脈絡。 <text:line-break/><text:line-break/>簡單說，我從不認為自己是個什麼政治受害者，我沒去害人就很不錯了，誰能害我？一切作為，哪怕是飛蛾撲火，也全都是我自願的，主動積極去承受的，這怎能說是「受害」呢？我自願要跳油鍋、上刀山、下地獄，哪來「受害」可言？更不用說什麼霸凌了。 <text:line-break/><text:line-break/>某個意義上，我常覺得自己「強壯」得像什麼似的，誰能霸凌我？ <text:line-break/><text:line-break/>強弱存乎一心   <text:line-break/><text:line-break/>上小學第一天，是我媽帶我進校園。但她進學校之後 (台南永福國小，胡適的老家)，進教室之前，卻先把我押到一棵椰子樹下，跟平常神情很不一樣，很慎重地跟我說：「以後你在學校，如果有人拿掃帚打你的左腳，你就連右腳也讓他打，知道嗎？」 <text:line-break/><text:line-break/>我聽了，一頭霧水，不知道我媽是想跟我說什麼。長大後，我知道聖經裡頭有類似的一些話：「有人打你左臉，你就連右臉也讓他打」，「有人叫你行一里路，你就行兩里」等等。我媽是我生平見過唯一一個比我更聰明的人，跟達文西是同一個等級，真的非常聰明，是個天才，但她沒受過多少教育，也不是基督徒，我始終不明白她究竟是從哪學來這些話？抑或這是她自己的見解？ <text:line-break/><text:line-break/>我後來明白，我媽只是希望我能善待他人，包括善待那些傷害你的人。在她心中，我個性剛烈，從小常打抱不平，很容易出亂子；幼兒園念了幾個月就沒念，因為我把一個欺負小兒麻痺同學的男同學給一拳打得他鼻血亂噴。那也是我一生惟一一次打架 (應該說打人)。我媽大概很擔心我的正義感會無限發揮，因此希望我能學習忍耐、憐憫；他人有難，要主動代為承受。 <text:line-break/><text:line-break/>小學時，有大約兩年的時間，我每天帶兩個便當上學，裏面的食物幾乎一模一樣，一個我自己吃，一個給班上一位窮到連鞋子都沒有的同學吃；差別在於我的便當沒有肉，給同學的便當有肉。 <text:line-break/><text:line-break/>頭一次，當我知道那個同學連便當都沒帶時，我就把自己的便當分一半給他。回家後，我告訴我媽這件事。她一直問我是怎麼分給對方吃的？她叫我不可以讓人難堪，不能讓人感覺好像被施捨，而是要跟同學說「我吃不了這麼多，你可以幫我吃一半嗎？」 <text:line-break/><text:line-break/>我上小學之前的六零年代，沒有化糞池，每天都會有牛車來挑糞，挑糞的人提著扁擔前往家家戶戶的糞坑挖糞，非常非常臭。有一次，我看到牛車又來了，迎面走來一個挑糞的阿伯，我趕緊捏著鼻子，皺起眉頭。我媽看到了，當場叫我把手放下，說我很沒禮貌，毫不感恩，人家阿伯來幫你挑糞那麼辛苦，而且弄得全身是糞汁，你不感激他，居然還摀鼻子皺眉頭。 <text:line-break/><text:line-break/>從此之後，我就不再那麼做了。一直到現在也一樣。比方說看診時，特別是像我現在工作的高雄林園地區，窮人非常多，其中有些病人與遊民無異或是獨居老人，常不洗澡，身上真的很臭；有時我能察覺出病人怕他身上的臭味會讓我難受，於是就顯得很不安，或是會把椅子往後挪，想離我遠一點，怕接近我會讓我難受。我就會主動靠近對方，讓他明白我並不在意那一點臭味。 <text:line-break/><text:line-break/>一個人是強或弱，存乎一心。乍看脆弱者，反倒剛強；乍看邊緣者，恰是事物的中心。 <text:line-break/><text:line-break/>鬥爭 <text:line-break/><text:line-break/>第三，說到「鬥爭」這個概念，我之所以很不喜歡婆婆媽媽的說什麼「受害」，原因之一就是因為，鬥爭就是鬥爭，對方就是存心要傷你，哪來什麼「受害」？哪來所謂「霸凌」？就像戰場一樣，死人是兵家常事，你不能說被敵人圍毆或被敵人子彈打了，卻哭說自己受害、自己被霸凌，那就太沒出息了。在一種鬥爭中，敵人不打你要打誰呢？ <text:line-break/><text:line-break/>馬文才能霸凌唐伯虎嗎？   <text:line-break/><text:line-break/>最後，說到唐伯虎跟馬文才。馬文才有可能霸凌唐伯虎嗎？當然不可能。沈從文和維根斯坦都曾在學界或文化界遭受鄙視，特別是沈從文，不管是一開始當作家或後來在大學教書，因為學歷僅小學畢業，經常例行性遭到一些馬文才水平的「大學者」或「大作家」之羞辱，相當惡劣，但我想沈從文不會因此受傷害，因為他理當心知肚明誰才是真正的大文豪。 <text:line-break/><text:line-break/>拉拉雜雜講一堆，雖說言不及義，其實意義深遠。這類微妙之事，在我看來十分關鍵，它決定了我們究竟如何理解人事物。微妙之差，差之毫釐，失之千里。 <text:line-break/><text:line-break/>人們往往有著一套約定俗成的眼光來評價人事物，在這套基本架構下，型塑了各種意義。當你不以那樣的眼光看世界，只能無言。 <text:line-break/><text:line-break/>就比方說一講到政治或是一講到學術，人們就會拿出一把約定俗成的量尺開始來幫你測量有關你的社會價格的「三圍」，有沒有當官？有沒有什麼頭銜？上過電視嗎？有多少著作？等等等；彷彿沒當過官，沒當過部長、市長或民代就稱不上參與政治似的，人們會自動把你排除在某種光環在外；彷彿沒在大學教書，就不是一個學者，你寫千萬字，寫一輩子，絕對比不上市面上一堆馬文才教授寫幾句蠢話。 <text:line-break/><text:line-break/>今天，你若是個什麼部長或掌管幾千幾百億的什麼國營企業董事長，那麼，不管如何荒腔走板的行徑或過往歷史，就會被美化、神化；越是荒腔走板，越是離經叛道，人們會越是推崇，因為，如今你已「功成名就」了。 <text:line-break/><text:line-break/>反之，人們就會用一種鄙夷可笑的眼光看待你，覺得你是個失敗者，不可取，偏激，很可憐，很落魄...等等等；不管你確實有多少貢獻，不管你的「作品」本身如何傑出，都不會被嚴肅看待。 <text:line-break/><text:line-break/>當然，可見的將來，人事物的評價就是這麼一回事，至於更長遠的將來就說不準了。我們都記得幾千年前的蘇格拉底，誰還記得當初那些呼風喚雨逼他飲毒自殺的掌權者？我們都記得一百年前的維根斯坦，誰還會記得那些連在學校走廊上相遇都能對維根斯坦露出鄙夷神色、說他毫無學術能力的劍橋大學者？ <text:line-break/><text:line-break/>一種「眼光」就是一個「世界」，世界不同，「語言」就不一樣，「糧食」也不一樣。我們應該做的，就是相信自己的「語言」與「糧食」，專心活在自己的「世界」裏，忘記時間，看淡榮枯，至死不渝。 <text:line-break/><text:line-break/>這樣不一定好，但事實上也不會有比這更好的選擇了。套句維根斯坦的術語，人總是應該活在一種屬於自己的「生命形式」(form of life) 裏頭，就如同飛鳥就該在天上飛，而不是往泥土裏鑽；至於蚯蚓就別仰望著天空了，只管朝土裏深藏就行。 <text:line-break/><text:line-break/>這篇隨便寫寫，大家隨便看看便罷，不宜討論。為什麼呢？因為我知道世上知音難尋。總之，別扯到我身上來就行。「我」不是一個討論議題。當我們寫東西提到自己時，並不是要邀請大家來討論自己。「我」是無法討論的。 <text:line-break/><text:line-break/>我對「公眾化」一事，感到由衷的無奈與厭煩。不管污名或美名，就如 R.M.Rilke 形容他的老闆羅丹，「名聲，往往只是一團誤解的總和」。</text:p>
      <text:p text:style-name="P5"><text:span text:style-name="T2">陳真</text:span><text:span text:style-name="T3"><text:s/>  |  2020.01.01 12:03   |   </text:span><text:a xlink:type="simple" xlink:href="http://palinfo.habago.org/Entry?Command=Information_PrintForum&amp;iPage=1#FORUM38335"><text:span text:style-name="T4">#</text:span></text:a></text:p>
      <text:p text:style-name="P6"><text:span text:style-name="T3">更正：</text:span><text:span text:style-name="T5"><text:line-break/><text:line-break/></text:span><text:span text:style-name="T3">重返戒嚴內文提到解嚴</text:span><text:span text:style-name="T5">30</text:span><text:span text:style-name="T3">周年，</text:span><text:span text:style-name="T5">2007</text:span><text:span text:style-name="T3">年應為</text:span><text:span text:style-name="T5">20</text:span><text:span text:style-name="T3">周年才對。若有轉載或轉寄，煩請更正。謝謝。</text:span><text:span text:style-name="T5"><text:line-break/><text:line-break/></text:span><text:span text:style-name="T3">陳真</text:span></text:p>
      <text:p text:style-name="P5"><text:span text:style-name="T2">謝穎芝</text:span><text:span text:style-name="T3"><text:s/>  |  2020.01.01 12:02   |   </text:span><text:a xlink:type="simple" xlink:href="http://palinfo.habago.org/Entry?Command=Information_PrintForum&amp;iPage=1#FORUM38334"><text:span text:style-name="T4">#</text:span></text:a></text:p>
      <text:p text:style-name="P7"><text:span text:style-name="T3">從昨晚這個網站就連不上，</text:span><text:span text:style-name="T5"><text:line-break/></text:span><text:span text:style-name="T3">是不是又遭受</text:span><text:span text:style-name="T5"><text:s/>DoS </text:span><text:span text:style-name="T3">攻擊了？</text:span><text:span text:style-name="T5"><text:line-break/></text:span><text:span text:style-name="T3">網頁一直回覆「伺服器沒有回應」或出現「</text:span><text:span text:style-name="T5">palinfo.habago.org </text:span><text:span text:style-name="T3">回應時間過長」⋯</text:span><text:span text:style-name="T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